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6"/>
        </table:table-row>
        <table:table-row table:style-name="ro12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2])-[.J2]" office:value-type="float" office:value="76600" calcext:value-type="float">
            <text:p>766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188000" calcext:value-type="float">
            <text:p>188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)" office:value-type="float" office:value="128000" calcext:value-type="float">
            <text:p>128000</text:p>
          </table:table-cell>
          <table:table-cell/>
          <table:table-cell table:formula="of:=[.K29]-[.N4]" office:value-type="float" office:value="29900" calcext:value-type="float">
            <text:p>299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/>
          <table:table-cell office:value-type="float" office:value="15000" calcext:value-type="float">
            <text:p>15000</text:p>
          </table:table-cell>
          <table:table-cell table:formula="of:=[.L5]-[.L4]" office:value-type="float" office:value="51400" calcext:value-type="float">
            <text:p>514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" office:value-type="float" office:value="16900" calcext:value-type="float">
            <text:p>16900</text:p>
          </table:table-cell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3550" calcext:value-type="float">
            <text:p>-355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250" calcext:value-type="float">
            <text:p>225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64"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050" calcext:value-type="float">
            <text:p>105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13650" calcext:value-type="float">
            <text:p>13650</text:p>
          </table:table-cell>
        </table:table-row>
        <table:table-row table:style-name="ro3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20"/>
          <table:table-cell office:value-type="float" office:value="2100" calcext:value-type="float">
            <text:p>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5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/>
          <table:table-cell table:style-name="ce21"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/>
          <table:table-cell office:value-type="float" office:value="5500" calcext:value-type="float">
            <text:p>5500</text:p>
          </table:table-cell>
          <table:table-cell table:number-columns-repeated="5"/>
        </table:table-row>
        <table:table-row table:style-name="ro7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/>
          <table:table-cell table:style-name="ce15" table:formula="of:=SUM([.B29:.F29])" office:value-type="float" office:value="31900" calcext:value-type="float">
            <text:p>319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23400" calcext:value-type="float">
            <text:p>234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2:.F52])" office:value-type="float" office:value="1594.49874686717" calcext:value-type="float">
            <text:p>1594.4987468672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1594.49874686717" calcext:value-type="float">
            <text:p>1594.4987468672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1594.49874686717" calcext:value-type="float">
            <text:p>1594.498746867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1594.49874686717" calcext:value-type="float">
            <text:p>1594.498746867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594.49874686717" calcext:value-type="float">
            <text:p>1594.4987468672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594.49874686717" calcext:value-type="float">
            <text:p>1594.4987468672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5"/>
        </table:table-row>
        <table:table-row table:style-name="ro3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594.49874686717" calcext:value-type="float">
            <text:p>1594.4987468672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E52])" office:value-type="float" office:value="1594.49874686717" calcext:value-type="float">
            <text:p>1594.4987468672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594.49874686717" calcext:value-type="float">
            <text:p>1594.4987468672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1594.49874686717" calcext:value-type="float">
            <text:p>1594.4987468672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1594.49874686717" calcext:value-type="float">
            <text:p>1594.4987468672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1594.49874686717" calcext:value-type="float">
            <text:p>1594.498746867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2:.F52])" office:value-type="float" office:value="1594.49874686717" calcext:value-type="float">
            <text:p>1594.498746867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];[.C52];[.D52];[.F52])" office:value-type="float" office:value="1199.7619047619" calcext:value-type="float">
            <text:p>1199.7619047619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2];[.D52];[.E52];[.F52])" office:value-type="float" office:value="1199.49874686717" calcext:value-type="float">
            <text:p>1199.4987468672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2:.F52])" office:value-type="float" office:value="1594.49874686717" calcext:value-type="float">
            <text:p>1594.4987468672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1594.49874686717" calcext:value-type="float">
            <text:p>1594.4987468672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1594.49874686717" calcext:value-type="float">
            <text:p>1594.4987468672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1" table:formula="of:=SUM([.B52:.F52])" office:value-type="float" office:value="1594.49874686717" calcext:value-type="float">
            <text:p>1594.4987468672</text:p>
          </table:table-cell>
          <table:table-cell table:style-name="ce47" office:value-type="string" calcext:value-type="string">
            <text:p>Gevor</text:p>
          </table:table-cell>
          <table:table-cell table:number-columns-repeated="7"/>
        </table:table-row>
        <table:table-row table:style-name="ro12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9" office:value-type="float" office:value="394.736842105263" calcext:value-type="float">
            <text:p>394.7368421053</text:p>
          </table:table-cell>
          <table:table-cell table:formula="of:=[.F29]/22" office:value-type="float" office:value="0" calcext:value-type="float">
            <text:p>0</text:p>
          </table:table-cell>
          <table:table-cell/>
          <table:table-cell table:formula="of:=SUM([.B52:.F52])" office:value-type="float" office:value="1594.49874686717" calcext:value-type="float">
            <text:p>1594.4987468672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1900" calcext:value-type="float">
            <text:p>319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54:.F5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Hasmik</text:p>
          </table:table-cell>
          <table:table-cell table:number-columns-repeated="2"/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Meruj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21"/>
          <table:table-cell table:style-name="ce47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82:.F8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 table:number-columns-repeated="2"/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Hasmik</text:p>
          </table:table-cell>
          <table:table-cell table:number-columns-repeated="2"/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21"/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7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10:14:05.377561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15T10:44:52.823758326</dc:date>
    <meta:editing-duration>P9DT23H39M51S</meta:editing-duration>
    <meta:editing-cycles>3090</meta:editing-cycles>
    <meta:generator>LibreOffice/4.2.8.2$Linux_X86_64 LibreOffice_project/420m0$Build-2</meta:generator>
    <meta:document-statistic meta:table-count="18" meta:cell-count="8327" meta:object-count="0"/>
  </office:meta>
</office:document-meta>
</file>